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Tahoma1" svg:font-family="Tahoma"/>
    <style:font-face style:name="Courier New1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000000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 fo:font-size="9pt"/>
    </style:style>
    <style:style style:name="P4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000000" style:font-name="Courier New" fo:font-size="9pt" fo:language="en" fo:country="US"/>
    </style:style>
    <style:style style:name="P5" style:family="paragraph" style:parent-style-name="Standard" style:list-style-name="L1"/>
    <style:style style:name="P6" style:family="paragraph" style:parent-style-name="Standard">
      <style:text-properties fo:language="en" fo:country="US"/>
    </style:style>
    <style:style style:name="P7" style:family="paragraph" style:parent-style-name="Standard" style:list-style-name="L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uk" fo:country="UA"/>
    </style:style>
    <style:style style:name="T4" style:family="text">
      <style:text-properties fo:color="#000000" style:font-name="Courier New" fo:font-size="9pt"/>
    </style:style>
    <style:style style:name="T5" style:family="text">
      <style:text-properties fo:color="#000000" style:font-name="Courier New" fo:font-size="9pt" fo:background-color="#e4e4ff"/>
    </style:style>
    <style:style style:name="T6" style:family="text">
      <style:text-properties fo:color="#000000" style:font-name="Courier New" fo:font-size="9pt" fo:language="en" fo:country="US"/>
    </style:style>
    <style:style style:name="T7" style:family="text">
      <style:text-properties fo:color="#000000" style:font-name="Courier New" fo:font-size="9pt" fo:language="uk" fo:country="UA"/>
    </style:style>
    <style:style style:name="T8" style:family="text">
      <style:text-properties fo:color="#0000ff" style:font-name="Courier New" fo:font-size="9pt"/>
    </style:style>
    <style:style style:name="T9" style:family="text">
      <style:text-properties fo:color="#0000ff" style:font-name="Courier New" fo:font-size="9pt" fo:language="uk" fo:country="UA"/>
    </style:style>
    <style:style style:name="T10" style:family="text">
      <style:text-properties style:font-name="Courier New" fo:font-size="9pt"/>
    </style:style>
    <style:style style:name="T11" style:family="text">
      <style:text-properties style:font-name="Courier New" fo:font-size="9pt" fo:language="uk" fo:country="UA"/>
    </style:style>
    <style:style style:name="T12" style:family="text">
      <style:text-properties fo:color="#008000" style:font-name="Courier New" fo:font-size="9pt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36352845314529342" text:style-name="L1">
        <text:list-header>
          <text:p text:style-name="P7">Steps to install the project:</text:p>
        </text:list-header>
        <text:list-item>
          <text:p text:style-name="P7">Install the protractor, node, Webdriver, Webdriver Manager. (Working over windows computer and some of software were already installed).</text:p>
        </text:list-item>
        <text:list-item>
          <text:p text:style-name="P7">Downloadupdate node_modules by 'npm install' command.</text:p>
        </text:list-item>
        <text:list-item>
          <text:p text:style-name="P5"><text:span text:style-name="T1">Each running of project</text:span><text:span text:style-name="T2"> </text:span><text:span text:style-name="T1">needed the start of Webdriver Manager (</text:span><text:span text:style-name="T5">webdriver</text:span><text:span text:style-name="T4">-manager start </text:span><text:span text:style-name="T6">in command line).</text:span></text:p>
        </text:list-item>
        <text:list-item>
          <text:p text:style-name="P7">Run the project over Webstorm or different program able to work with javascript. </text:p>
        </text:list-item>
      </text:list>
      <text:p text:style-name="P1"/>
      <text:p text:style-name="P1">P.S: Issue with logout.</text:p>
      <text:p text:style-name="Standard"><text:span text:style-name="T1">“</text:span><text:span text:style-name="T8">6. </text:span><text:span text:style-name="T4">My profile page. Client area</text:span><text:span text:style-name="T1">” </text:span><text:span text:style-name="T3">- </text:span></text:p>
      <text:p text:style-name="Standard"><text:span text:style-name="T9">4. </text:span><text:span text:style-name="T7">Log out</text:span></text:p>
      <text:p text:style-name="P3">Steps:</text:p>
      <text:p text:style-name="P2"><text:span text:style-name="T8">1. </text:span><text:span text:style-name="T10">Click on triangle near the </text:span><text:span text:style-name="T12">"User@email" </text:span><text:span text:style-name="T10">button</text:span><text:span text:style-name="T11">” </text:span></text:p>
      <text:p text:style-name="P4">Logged out, in prerequisites steps. But trying to access to button at user page (only if logged in user).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Tahoma1" svg:font-family="Tahoma"/>
    <style:font-face style:name="Courier New1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MS PGothic" style:font-size-asian="10pt" style:font-name-complex="Courier New1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M8S</meta:editing-duration>
    <meta:editing-cycles>5</meta:editing-cycles>
    <meta:generator>OpenOffice/4.1.2$Win32 OpenOffice.org_project/412m3$Build-9782</meta:generator>
    <dc:date>2017-03-29T13:25:58.20</dc:date>
    <dc:creator>Y </dc:creator>
    <meta:document-statistic meta:table-count="0" meta:image-count="0" meta:object-count="0" meta:page-count="1" meta:paragraph-count="12" meta:word-count="104" meta:character-count="643"/>
    <meta:user-defined meta:name="Info 1"/>
    <meta:user-defined meta:name="Info 2"/>
    <meta:user-defined meta:name="Info 3"/>
    <meta:user-defined meta:name="Info 4"/>
  </office:meta>
</office:document-meta>
</file>